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734" officeooo:paragraph-rsid="001f5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dd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9:37:01.263568911</meta:creation-date>
    <dc:date>2018-09-10T19:37:07.976536113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3.2$Linux_X86_64 LibreOffice_project/00m0$Build-2</meta:generator>
  </office:meta>
</office:document-meta>
</file>